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7" calcext:value-type="date">
            <text:p>01/17/2025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49830.7" calcext:value-type="float">
            <text:p>49830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24" calcext:value-type="date">
            <text:p>01/24/2025</text:p>
          </table:table-cell>
          <table:table-cell office:value-type="float" office:value="21434.7" calcext:value-type="float">
            <text:p>21434.7</text:p>
          </table:table-cell>
          <table:table-cell office:value-type="float" office:value="49888.9" calcext:value-type="float">
            <text:p>49888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31" calcext:value-type="date">
            <text:p>01/31/2025</text:p>
          </table:table-cell>
          <table:table-cell office:value-type="float" office:value="21462.2" calcext:value-type="float">
            <text:p>21462.2</text:p>
          </table:table-cell>
          <table:table-cell office:value-type="float" office:value="49948.7" calcext:value-type="float">
            <text:p>4994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07" calcext:value-type="date">
            <text:p>02/07/2025</text:p>
          </table:table-cell>
          <table:table-cell office:value-type="float" office:value="21508.7" calcext:value-type="float">
            <text:p>21508.7</text:p>
          </table:table-cell>
          <table:table-cell office:value-type="float" office:value="50007.7" calcext:value-type="float">
            <text:p>50007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14" calcext:value-type="date">
            <text:p>02/14/2025</text:p>
          </table:table-cell>
          <table:table-cell office:value-type="float" office:value="21544.4" calcext:value-type="float">
            <text:p>21544.4</text:p>
          </table:table-cell>
          <table:table-cell office:value-type="float" office:value="50061" calcext:value-type="float">
            <text:p>5006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21" calcext:value-type="date">
            <text:p>02/21/2025</text:p>
          </table:table-cell>
          <table:table-cell office:value-type="float" office:value="21592.3" calcext:value-type="float">
            <text:p>21592.3</text:p>
          </table:table-cell>
          <table:table-cell office:value-type="float" office:value="50112.9" calcext:value-type="float">
            <text:p>5011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28" calcext:value-type="date">
            <text:p>02/28/2025</text:p>
          </table:table-cell>
          <table:table-cell office:value-type="float" office:value="21621.3" calcext:value-type="float">
            <text:p>21621.3</text:p>
          </table:table-cell>
          <table:table-cell office:value-type="float" office:value="50164.7" calcext:value-type="float">
            <text:p>50164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07" calcext:value-type="date">
            <text:p>03/07/2025</text:p>
          </table:table-cell>
          <table:table-cell office:value-type="float" office:value="21652.4" calcext:value-type="float">
            <text:p>21652.4</text:p>
          </table:table-cell>
          <table:table-cell office:value-type="float" office:value="50193.8" calcext:value-type="float">
            <text:p>50193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14" calcext:value-type="date">
            <text:p>03/14/2025</text:p>
          </table:table-cell>
          <table:table-cell office:value-type="float" office:value="21675" calcext:value-type="float">
            <text:p>21675</text:p>
          </table:table-cell>
          <table:table-cell office:value-type="float" office:value="50242.2" calcext:value-type="float">
            <text:p>50242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21" calcext:value-type="date">
            <text:p>03/21/2025</text:p>
          </table:table-cell>
          <table:table-cell office:value-type="float" office:value="21705" calcext:value-type="float">
            <text:p>21705</text:p>
          </table:table-cell>
          <table:table-cell office:value-type="float" office:value="50288.2" calcext:value-type="float">
            <text:p>5028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28" calcext:value-type="date">
            <text:p>03/28/2025</text:p>
          </table:table-cell>
          <table:table-cell office:value-type="float" office:value="21726.3" calcext:value-type="float">
            <text:p>21726.3</text:p>
          </table:table-cell>
          <table:table-cell office:value-type="float" office:value="50333.2" calcext:value-type="float">
            <text:p>50333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04" calcext:value-type="date">
            <text:p>04/04/2025</text:p>
          </table:table-cell>
          <table:table-cell office:value-type="float" office:value="21745.8" calcext:value-type="float">
            <text:p>21745.8</text:p>
          </table:table-cell>
          <table:table-cell office:value-type="float" office:value="50371.8" calcext:value-type="float">
            <text:p>5037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11" calcext:value-type="date">
            <text:p>04/11/2025</text:p>
          </table:table-cell>
          <table:table-cell office:value-type="float" office:value="21770.3" calcext:value-type="float">
            <text:p>21770.3</text:p>
          </table:table-cell>
          <table:table-cell office:value-type="float" office:value="50409.3" calcext:value-type="float">
            <text:p>504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18" calcext:value-type="date">
            <text:p>04/18/2025</text:p>
          </table:table-cell>
          <table:table-cell office:value-type="float" office:value="21784" calcext:value-type="float">
            <text:p>21784</text:p>
          </table:table-cell>
          <table:table-cell office:value-type="float" office:value="50452.8" calcext:value-type="float">
            <text:p>50452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25" calcext:value-type="date">
            <text:p>04/25/2025</text:p>
          </table:table-cell>
          <table:table-cell office:value-type="float" office:value="21800.5" calcext:value-type="float">
            <text:p>21800.5</text:p>
          </table:table-cell>
          <table:table-cell office:value-type="float" office:value="50500.9" calcext:value-type="float">
            <text:p>505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02" calcext:value-type="date">
            <text:p>05/02/2025</text:p>
          </table:table-cell>
          <table:table-cell office:value-type="float" office:value="21814" calcext:value-type="float">
            <text:p>21814</text:p>
          </table:table-cell>
          <table:table-cell office:value-type="float" office:value="50518.6" calcext:value-type="float">
            <text:p>505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09" calcext:value-type="date">
            <text:p>05/09/2025</text:p>
          </table:table-cell>
          <table:table-cell office:value-type="float" office:value="21830.3" calcext:value-type="float">
            <text:p>21830.3</text:p>
          </table:table-cell>
          <table:table-cell office:value-type="float" office:value="50556.3" calcext:value-type="float">
            <text:p>50556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16" calcext:value-type="date">
            <text:p>05/16/2025</text:p>
          </table:table-cell>
          <table:table-cell office:value-type="float" office:value="21846.6" calcext:value-type="float">
            <text:p>21846.6</text:p>
          </table:table-cell>
          <table:table-cell office:value-type="float" office:value="50578.7" calcext:value-type="float">
            <text:p>5057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23" calcext:value-type="date">
            <text:p>05/23/2025</text:p>
          </table:table-cell>
          <table:table-cell office:value-type="float" office:value="21862.8" calcext:value-type="float">
            <text:p>21862.8</text:p>
          </table:table-cell>
          <table:table-cell office:value-type="float" office:value="50611.7" calcext:value-type="float">
            <text:p>5061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30" calcext:value-type="date">
            <text:p>05/30/2025</text:p>
          </table:table-cell>
          <table:table-cell office:value-type="float" office:value="21878.7" calcext:value-type="float">
            <text:p>21878.7</text:p>
          </table:table-cell>
          <table:table-cell office:value-type="float" office:value="50650" calcext:value-type="float">
            <text:p>5065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06" calcext:value-type="date">
            <text:p>06/06/2025</text:p>
          </table:table-cell>
          <table:table-cell office:value-type="float" office:value="21890.5" calcext:value-type="float">
            <text:p>21890.5</text:p>
          </table:table-cell>
          <table:table-cell office:value-type="float" office:value="50682.7" calcext:value-type="float">
            <text:p>506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13" calcext:value-type="date">
            <text:p>06/13/2025</text:p>
          </table:table-cell>
          <table:table-cell office:value-type="float" office:value="21903.8" calcext:value-type="float">
            <text:p>21903.8</text:p>
          </table:table-cell>
          <table:table-cell office:value-type="float" office:value="50717.8" calcext:value-type="float">
            <text:p>50717.8</text:p>
          </table:table-cell>
          <table:table-cell office:value-type="string" calcext:value-type="string">
            <text:p>change power reader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5-06-20" calcext:value-type="date">
            <text:p>06/20/2025</text:p>
          </table:table-cell>
          <table:table-cell office:value-type="float" office:value="21908.4" calcext:value-type="float">
            <text:p>21908.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27" calcext:value-type="date">
            <text:p>06/27/2025</text:p>
          </table:table-cell>
          <table:table-cell office:value-type="float" office:value="21917.7" calcext:value-type="float">
            <text:p>21917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office:value-type="float" office:value="21926" calcext:value-type="float">
            <text:p>2192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11" calcext:value-type="date">
            <text:p>07/11/2025</text:p>
          </table:table-cell>
          <table:table-cell office:value-type="float" office:value="21936.5" calcext:value-type="float">
            <text:p>21936.5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18" calcext:value-type="date">
            <text:p>07/18/2025</text:p>
          </table:table-cell>
          <table:table-cell office:value-type="float" office:value="21947.3" calcext:value-type="float">
            <text:p>21947.3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25" calcext:value-type="date">
            <text:p>07/25/2025</text:p>
          </table:table-cell>
          <table:table-cell office:value-type="float" office:value="21956.4" calcext:value-type="float">
            <text:p>21956.4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01" calcext:value-type="date">
            <text:p>08/01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8-08" calcext:value-type="date">
            <text:p>08/08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8-15" calcext:value-type="date">
            <text:p>08/15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8-22" calcext:value-type="date">
            <text:p>08/22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8-29" calcext:value-type="date">
            <text:p>08/29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9-05" calcext:value-type="date">
            <text:p>09/05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9-12" calcext:value-type="date">
            <text:p>09/12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9-19" calcext:value-type="date">
            <text:p>09/19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9-26" calcext:value-type="date">
            <text:p>09/26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0-03" calcext:value-type="date">
            <text:p>10/03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0-10" calcext:value-type="date">
            <text:p>10/10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0-17" calcext:value-type="date">
            <text:p>10/17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0-24" calcext:value-type="date">
            <text:p>10/24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0-31" calcext:value-type="date">
            <text:p>10/31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1-07" calcext:value-type="date">
            <text:p>11/07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1-14" calcext:value-type="date">
            <text:p>11/14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1-21" calcext:value-type="date">
            <text:p>11/21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1-28" calcext:value-type="date">
            <text:p>11/28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2-05" calcext:value-type="date">
            <text:p>12/05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2-12" calcext:value-type="date">
            <text:p>12/12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2-19" calcext:value-type="date">
            <text:p>12/19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2-26" calcext:value-type="date">
            <text:p>12/26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02" calcext:value-type="date">
            <text:p>01/02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09" calcext:value-type="date">
            <text:p>01/09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16" calcext:value-type="date">
            <text:p>01/16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23" calcext:value-type="date">
            <text:p>01/2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30" calcext:value-type="date">
            <text:p>01/3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06" calcext:value-type="date">
            <text:p>02/06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13" calcext:value-type="date">
            <text:p>02/1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20" calcext:value-type="date">
            <text:p>02/2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27" calcext:value-type="date">
            <text:p>02/27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06" calcext:value-type="date">
            <text:p>03/06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13" calcext:value-type="date">
            <text:p>03/1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20" calcext:value-type="date">
            <text:p>03/2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27" calcext:value-type="date">
            <text:p>03/27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03" calcext:value-type="date">
            <text:p>04/0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10" calcext:value-type="date">
            <text:p>04/1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17" calcext:value-type="date">
            <text:p>04/17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24" calcext:value-type="date">
            <text:p>04/24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01" calcext:value-type="date">
            <text:p>05/01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08" calcext:value-type="date">
            <text:p>05/08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15" calcext:value-type="date">
            <text:p>05/15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22" calcext:value-type="date">
            <text:p>05/22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29" calcext:value-type="date">
            <text:p>05/29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6-05" calcext:value-type="date">
            <text:p>06/05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6-12" calcext:value-type="date">
            <text:p>06/12/2026</text:p>
          </table:table-cell>
          <table:table-cell table:number-columns-repeated="1022"/>
        </table:table-row>
        <table:table-row table:style-name="ro1" table:number-rows-repeated="10483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11" calcext:value-type="date">
            <text:p>07/1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18" calcext:value-type="date">
            <text:p>07/1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25" calcext:value-type="date">
            <text:p>07/2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01" calcext:value-type="date">
            <text:p>08/0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08" calcext:value-type="date">
            <text:p>08/0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15" calcext:value-type="date">
            <text:p>08/1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22" calcext:value-type="date">
            <text:p>08/2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29" calcext:value-type="date">
            <text:p>08/2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05" calcext:value-type="date">
            <text:p>09/0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12" calcext:value-type="date">
            <text:p>09/1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19" calcext:value-type="date">
            <text:p>09/1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26" calcext:value-type="date">
            <text:p>09/2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03" calcext:value-type="date">
            <text:p>10/0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10" calcext:value-type="date">
            <text:p>10/1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17" calcext:value-type="date">
            <text:p>10/1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24" calcext:value-type="date">
            <text:p>10/2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31" calcext:value-type="date">
            <text:p>10/3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07" calcext:value-type="date">
            <text:p>11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14" calcext:value-type="date">
            <text:p>11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21" calcext:value-type="date">
            <text:p>11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28" calcext:value-type="date">
            <text:p>11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05" calcext:value-type="date">
            <text:p>12/0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12" calcext:value-type="date">
            <text:p>12/1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19" calcext:value-type="date">
            <text:p>12/1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26" calcext:value-type="date">
            <text:p>12/2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02" calcext:value-type="date">
            <text:p>01/0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09" calcext:value-type="date">
            <text:p>01/0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16" calcext:value-type="date">
            <text:p>01/1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23" calcext:value-type="date">
            <text:p>01/2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30" calcext:value-type="date">
            <text:p>01/3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06" calcext:value-type="date">
            <text:p>02/0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13" calcext:value-type="date">
            <text:p>02/1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20" calcext:value-type="date">
            <text:p>02/2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27" calcext:value-type="date">
            <text:p>02/2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06" calcext:value-type="date">
            <text:p>03/0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13" calcext:value-type="date">
            <text:p>03/1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20" calcext:value-type="date">
            <text:p>03/2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27" calcext:value-type="date">
            <text:p>03/2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03" calcext:value-type="date">
            <text:p>04/0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10" calcext:value-type="date">
            <text:p>04/1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17" calcext:value-type="date">
            <text:p>04/1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24" calcext:value-type="date">
            <text:p>04/24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01" calcext:value-type="date">
            <text:p>05/01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08" calcext:value-type="date">
            <text:p>05/08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15" calcext:value-type="date">
            <text:p>05/15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22" calcext:value-type="date">
            <text:p>05/2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29" calcext:value-type="date">
            <text:p>05/2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05" calcext:value-type="date">
            <text:p>06/05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12" calcext:value-type="date">
            <text:p>06/1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19" calcext:value-type="date">
            <text:p>06/1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26" calcext:value-type="date">
            <text:p>06/2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7-03" calcext:value-type="date">
            <text:p>07/03/2026</text:p>
          </table:table-cell>
          <table:table-cell table:number-columns-repeated="1023"/>
        </table:table-row>
        <table:table-row table:style-name="ro1" table:number-rows-repeated="1048348">
          <table:table-cell table:number-columns-repeated="1024"/>
        </table:table-row>
        <table:table-row table:style-name="ro2" table:number-rows-repeated="1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5-07-26T10:43:17.636581154</dc:date>
    <meta:editing-duration>PT5H6M42S</meta:editing-duration>
    <meta:editing-cycles>115</meta:editing-cycles>
    <meta:generator>LibreOffice/7.3.7.2$Linux_X86_64 LibreOffice_project/30$Build-2</meta:generator>
    <meta:print-date>2025-07-05T20:13:16.113192719</meta:print-date>
    <meta:document-statistic meta:table-count="3" meta:cell-count="1055" meta:object-count="0"/>
  </office:meta>
</office:document-meta>
</file>